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1.9189in"/>
    </style:style>
    <style:style style:name="co6" style:family="table-column">
      <style:table-column-properties fo:break-before="auto" style:column-width="1.6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693in" fo:break-before="auto" style:use-optimal-row-height="false"/>
    </style:style>
    <style:style style:name="ro3" style:family="table-row">
      <style:table-row-properties style:row-height="0.6425in" fo:break-before="auto" style:use-optimal-row-height="false"/>
    </style:style>
    <style:style style:name="ro4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none" style:rotation-angle="9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808080" style:text-align-source="fix" style:repeat-content="false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ff6666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9999" style:text-align-source="fix" style:repeat-content="false" fo:wrap-option="wrap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cc0000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ackground-color="#99ff33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99ff99" style:text-align-source="fix" style:repeat-content="false" fo:wrap-option="wrap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66ff00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66cc00" style:text-align-source="fix" style:repeat-content="false" fo:wrap-option="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ackground-color="#99ffff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729fcf" fo:wrap-option="wrap" fo:border="none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00cccc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6"/>
          <table:table-cell table:number-columns-repeated="1018"/>
        </table:table-row>
        <table:table-row table:style-name="ro2">
          <table:table-cell/>
          <table:table-cell table:style-name="ce1" table:number-columns-repeated="2"/>
          <table:table-cell table:style-name="ce11" office:value-type="string" calcext:value-type="string">
            <text:p>Chentia</text:p>
          </table:table-cell>
          <table:table-cell table:style-name="ce16" office:value-type="string" calcext:value-type="string">
            <text:p>Urthrax</text:p>
          </table:table-cell>
          <table:table-cell table:style-name="ce21" office:value-type="string" calcext:value-type="string">
            <text:p>Terran</text:p>
          </table:table-cell>
          <table:table-cell table:style-name="ce1" table:number-columns-repeated="1018"/>
        </table:table-row>
        <table:table-row table:style-name="ro3">
          <table:table-cell/>
          <table:table-cell table:style-name="ce2" office:value-type="string" calcext:value-type="string" table:number-columns-spanned="1" table:number-rows-spanned="3">
            <text:p>Small (64x)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Heavy Fighter (4/4/1)</text:p>
          </table:table-cell>
          <table:table-cell table:style-name="ce17" office:value-type="string" calcext:value-type="string">
            <text:p>Heavy Fighter (2,5,2)</text:p>
          </table:table-cell>
          <table:table-cell table:style-name="ce22" office:value-type="string" calcext:value-type="string">
            <text:p>Interceptor (3,3,3)</text:p>
          </table:table-cell>
          <table:table-cell table:style-name="ce26" table:number-columns-repeated="1018"/>
        </table:table-row>
        <table:table-row table:style-name="ro3">
          <table:table-cell/>
          <table:covered-table-cell table:style-name="ce2"/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ourier (3,3,3)</text:p>
          </table:table-cell>
          <table:table-cell table:style-name="ce17" office:value-type="string" calcext:value-type="string">
            <text:p>Transport (1,4,4)</text:p>
          </table:table-cell>
          <table:table-cell table:style-name="ce22" office:value-type="string" calcext:value-type="string">
            <text:p>Courier (2,2,5)</text:p>
          </table:table-cell>
          <table:table-cell table:style-name="ce26" table:number-columns-repeated="1018"/>
        </table:table-row>
        <table:table-row table:style-name="ro3">
          <table:table-cell/>
          <table:covered-table-cell table:style-name="ce2"/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Fighter (5,2,2)</text:p>
          </table:table-cell>
          <table:table-cell table:style-name="ce17" office:value-type="string" calcext:value-type="string">
            <text:p>Fighter (3,3,3)</text:p>
          </table:table-cell>
          <table:table-cell table:style-name="ce22" office:value-type="string" calcext:value-type="string">
            <text:p>Scout (4,1,4)</text:p>
          </table:table-cell>
          <table:table-cell table:style-name="ce26" table:number-columns-repeated="1018"/>
        </table:table-row>
        <table:table-row table:style-name="ro4">
          <table:table-cell/>
          <table:table-cell table:style-name="ce3"/>
          <table:table-cell table:style-name="ce8"/>
          <table:table-cell table:style-name="ce13"/>
          <table:table-cell table:style-name="ce18"/>
          <table:table-cell table:style-name="ce23"/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 table:number-columns-spanned="1" table:number-rows-spanned="3">
            <text:p>Medium (128x)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Battleship (5,6,1)</text:p>
          </table:table-cell>
          <table:table-cell table:style-name="ce19" office:value-type="string" calcext:value-type="string">
            <text:p>Battleship (3,7,2)</text:p>
          </table:table-cell>
          <table:table-cell table:style-name="ce24" office:value-type="string" calcext:value-type="string">
            <text:p>Battleship (4,5,3)</text:p>
          </table:table-cell>
          <table:table-cell table:style-name="ce26" table:number-columns-repeated="1018"/>
        </table:table-row>
        <table:table-row table:style-name="ro3">
          <table:table-cell/>
          <table:covered-table-cell table:style-name="ce4"/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Support Frigate (3,4,5)</text:p>
          </table:table-cell>
          <table:table-cell table:style-name="ce19" office:value-type="string" calcext:value-type="string">
            <text:p>Support Frigate (1,5,6)</text:p>
          </table:table-cell>
          <table:table-cell table:style-name="ce24" office:value-type="string" calcext:value-type="string">
            <text:p>Support Frigate (2,3,7)</text:p>
          </table:table-cell>
          <table:table-cell table:style-name="ce26" table:number-columns-repeated="1018"/>
        </table:table-row>
        <table:table-row table:style-name="ro3">
          <table:table-cell/>
          <table:covered-table-cell table:style-name="ce4"/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Destroyer (7,2,3)</text:p>
          </table:table-cell>
          <table:table-cell table:style-name="ce19" office:value-type="string" calcext:value-type="string">
            <text:p>Cruiser (5,3,4)</text:p>
          </table:table-cell>
          <table:table-cell table:style-name="ce24" office:value-type="string" calcext:value-type="string">
            <text:p>Corvette (6,1,5)</text:p>
          </table:table-cell>
          <table:table-cell table:style-name="ce26" table:number-columns-repeated="1018"/>
        </table:table-row>
        <table:table-row table:style-name="ro4">
          <table:table-cell/>
          <table:table-cell table:style-name="ce3"/>
          <table:table-cell table:style-name="ce8"/>
          <table:table-cell table:style-name="ce13"/>
          <table:table-cell table:style-name="ce18"/>
          <table:table-cell table:style-name="ce23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Large (256x)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Dreadnaught (6,8,1)</text:p>
          </table:table-cell>
          <table:table-cell table:style-name="ce20" office:value-type="string" calcext:value-type="string">
            <text:p>Dreadnaught (5,9,2)</text:p>
          </table:table-cell>
          <table:table-cell table:style-name="ce25" office:value-type="string" calcext:value-type="string">
            <text:p>Warship (5,7,3)</text:p>
          </table:table-cell>
          <table:table-cell table:style-name="ce26" table:number-columns-repeated="1018"/>
        </table:table-row>
        <table:table-row table:style-name="ro3">
          <table:table-cell/>
          <table:covered-table-cell table:style-name="ce5"/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Carrier (3,5,7)</text:p>
          </table:table-cell>
          <table:table-cell table:style-name="ce20" office:value-type="string" calcext:value-type="string">
            <text:p>Carrier (1,6,8)</text:p>
          </table:table-cell>
          <table:table-cell table:style-name="ce25" office:value-type="string" calcext:value-type="string">
            <text:p>Carrier (2,4,9)</text:p>
          </table:table-cell>
          <table:table-cell table:style-name="ce26" table:number-columns-repeated="1018"/>
        </table:table-row>
        <table:table-row table:style-name="ro3">
          <table:table-cell/>
          <table:covered-table-cell table:style-name="ce5"/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Battle Cruiser (9,2,4)</text:p>
          </table:table-cell>
          <table:table-cell table:style-name="ce20" office:value-type="string" calcext:value-type="string">
            <text:p>Battle Cruiser (7,3,5)</text:p>
          </table:table-cell>
          <table:table-cell table:style-name="ce25" office:value-type="string" calcext:value-type="string">
            <text:p>Battle Cruiser (8,1,6)</text:p>
          </table:table-cell>
          <table:table-cell table:style-name="ce26"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6:06:39.266094700</meta:creation-date>
    <dc:date>2015-12-16T16:31:58.702524865</dc:date>
    <meta:editing-duration>PT9M28S</meta:editing-duration>
    <meta:editing-cycles>1</meta:editing-cycles>
    <meta:document-statistic meta:table-count="1" meta:cell-count="42" meta:object-count="0"/>
    <meta:generator>LibreOffice/4.2.8.2$Linux_X86_64 LibreOffice_project/420m0$Build-2</meta:generator>
  </office:meta>
</office:document-meta>
</file>